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Heading_20_1">
      <style:text-properties style:font-name="Arial" officeooo:rsid="002ca467" officeooo:paragraph-rsid="002ca467"/>
    </style:style>
    <style:style style:name="P3" style:family="paragraph" style:parent-style-name="Heading_20_1">
      <style:text-properties style:font-name="Arial" fo:font-style="normal" fo:font-weight="normal" officeooo:rsid="0031283d" officeooo:paragraph-rsid="0031283d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style:font-name="Arial" officeooo:paragraph-rsid="000e9558"/>
    </style:style>
    <style:style style:name="P5" style:family="paragraph" style:parent-style-name="Text_20_body">
      <style:text-properties style:font-name="Arial" officeooo:rsid="000e9558" officeooo:paragraph-rsid="000e9558"/>
    </style:style>
    <style:style style:name="P6" style:family="paragraph" style:parent-style-name="Text_20_body">
      <style:text-properties style:font-name="Arial" officeooo:paragraph-rsid="002ca467"/>
    </style:style>
    <style:style style:name="P7" style:family="paragraph" style:parent-style-name="Text_20_body">
      <style:text-properties style:font-name="Arial" fo:font-weight="bold" officeooo:paragraph-rsid="002ca467" style:font-weight-asian="bold" style:font-weight-complex="bold"/>
    </style:style>
    <style:style style:name="P8" style:family="paragraph" style:parent-style-name="Text_20_body">
      <style:text-properties style:font-name="Arial" fo:font-weight="bold" officeooo:rsid="0031283d" officeooo:paragraph-rsid="0031283d" style:font-weight-asian="bold" style:font-weight-complex="bold"/>
    </style:style>
    <style:style style:name="P9" style:family="paragraph" style:parent-style-name="Text_20_body">
      <style:text-properties style:font-name="Arial" fo:font-weight="bold" officeooo:rsid="0031283d" officeooo:paragraph-rsid="003238c7" style:font-weight-asian="bold" style:font-weight-complex="bold"/>
    </style:style>
    <style:style style:name="P10" style:family="paragraph" style:parent-style-name="Text_20_body">
      <style:text-properties style:font-name="Arial" fo:font-weight="normal" officeooo:rsid="002ca467" officeooo:paragraph-rsid="002ca467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2ca467" officeooo:paragraph-rsid="003cbf56" style:font-weight-asian="normal" style:font-weight-complex="normal"/>
    </style:style>
    <style:style style:name="P12" style:family="paragraph" style:parent-style-name="Text_20_body">
      <style:text-properties style:font-name="Arial" fo:font-weight="normal" officeooo:rsid="002ca467" officeooo:paragraph-rsid="0040217d" style:font-weight-asian="normal" style:font-weight-complex="normal"/>
    </style:style>
    <style:style style:name="P13" style:family="paragraph" style:parent-style-name="Text_20_body">
      <style:text-properties style:font-name="Arial" fo:font-style="normal" fo:font-weight="bold" officeooo:paragraph-rsid="002ca467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style:font-name="Arial" fo:font-style="normal" fo:font-weight="bold" officeooo:paragraph-rsid="0039a0a6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Arial" fo:font-style="normal" fo:font-weight="normal" officeooo:rsid="002ca467" officeooo:paragraph-rsid="0039a0a6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font-name="Arial" fo:font-style="normal" fo:font-weight="normal" officeooo:rsid="002ca467" officeooo:paragraph-rsid="002ca467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Arial" fo:font-style="normal" fo:font-weight="normal" officeooo:rsid="002f145a" officeooo:paragraph-rsid="002ca467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Arial" fo:font-style="normal" fo:font-weight="normal" officeooo:rsid="0031283d" officeooo:paragraph-rsid="0031283d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Arial" fo:font-style="normal" fo:font-weight="normal" officeooo:rsid="002ca467" officeooo:paragraph-rsid="003b3bb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Arial" fo:font-weight="bold" officeooo:paragraph-rsid="003b3bb5" style:font-weight-asian="bold" style:font-weight-complex="bold"/>
    </style:style>
    <style:style style:name="P21" style:family="paragraph" style:parent-style-name="Text_20_body">
      <style:text-properties style:font-name="Arial" fo:font-weight="normal" officeooo:rsid="002ca467" officeooo:paragraph-rsid="003b3bb5" style:font-weight-asian="normal" style:font-weight-complex="normal"/>
    </style:style>
    <style:style style:name="T1" style:family="text">
      <style:text-properties officeooo:rsid="001978a8"/>
    </style:style>
    <style:style style:name="T2" style:family="text">
      <style:text-properties fo:font-weight="normal" officeooo:rsid="002ca467" style:font-weight-asian="normal" style:font-weight-complex="normal"/>
    </style:style>
    <style:style style:name="T3" style:family="text">
      <style:text-properties fo:font-weight="normal" officeooo:rsid="002f145a" style:font-weight-asian="normal" style:font-weight-complex="normal"/>
    </style:style>
    <style:style style:name="T4" style:family="text">
      <style:text-properties fo:font-weight="normal" officeooo:rsid="00391607" style:font-weight-asian="normal" style:font-weight-complex="normal"/>
    </style:style>
    <style:style style:name="T5" style:family="text">
      <style:text-properties fo:font-weight="normal" officeooo:rsid="0084d18f" style:font-weight-asian="normal" style:font-weight-complex="normal"/>
    </style:style>
    <style:style style:name="T6" style:family="text">
      <style:text-properties fo:font-weight="normal" officeooo:rsid="0086932e" style:font-weight-asian="normal" style:font-weight-complex="normal"/>
    </style:style>
    <style:style style:name="T7" style:family="text">
      <style:text-properties fo:font-weight="normal" officeooo:rsid="00573b89" style:font-weight-asian="normal" style:font-weight-complex="normal"/>
    </style:style>
    <style:style style:name="T8" style:family="text">
      <style:text-properties fo:font-weight="normal" officeooo:rsid="003c6a2f" style:font-weight-asian="normal" style:font-weight-complex="normal"/>
    </style:style>
    <style:style style:name="T9" style:family="text">
      <style:text-properties officeooo:rsid="002be922"/>
    </style:style>
    <style:style style:name="T10" style:family="text">
      <style:text-properties officeooo:rsid="002ca467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238c7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238c7" style:font-style-asian="normal" style:font-weight-asian="normal" style:font-style-complex="normal" style:font-weight-complex="normal"/>
    </style:style>
    <style:style style:name="T15" style:family="text">
      <style:text-properties officeooo:rsid="0034ca50"/>
    </style:style>
    <style:style style:name="T16" style:family="text">
      <style:text-properties officeooo:rsid="00382fc3"/>
    </style:style>
    <style:style style:name="T17" style:family="text">
      <style:text-properties officeooo:rsid="00391607"/>
    </style:style>
    <style:style style:name="T18" style:family="text">
      <style:text-properties officeooo:rsid="0084d18f"/>
    </style:style>
    <style:style style:name="T19" style:family="text">
      <style:text-properties officeooo:rsid="006eb21b"/>
    </style:style>
    <style:style style:name="T20" style:family="text">
      <style:text-properties officeooo:rsid="00861eed"/>
    </style:style>
    <style:style style:name="T21" style:family="text">
      <style:text-properties officeooo:rsid="0060f05f"/>
    </style:style>
    <style:style style:name="T22" style:family="text">
      <style:text-properties officeooo:rsid="003cbf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bout</text:h>
      <text:p text:style-name="P4"/>
      <text:p text:style-name="P5">This document describes <text:span text:style-name="T1">the </text:span><text:span text:style-name="T9">API and test to store data on an instance. <text:s/></text:span></text:p>
      <text:h text:style-name="P2" text:outline-level="1">Endpoints </text:h>
      <text:p text:style-name="P6"/>
      <text:p text:style-name="P7"><text:span text:style-name="T15">(POST) </text:span>/<text:span text:style-name="T10">api/version/store → </text:span><text:span text:style-name="T2">Stores a file to an instance</text:span></text:p>
      <text:p text:style-name="P11"><text:tab/><text:span text:style-name="T22">Parameters:</text:span></text:p>
      <text:p text:style-name="P11"><text:tab/><text:tab/><text:a xlink:type="simple" xlink:href="../../../../../../../../../The" text:style-name="Internet_20_link" text:visited-style-name="Visited_20_Internet_20_Link">file:</text:a> <text:span text:style-name="T22">the file itself</text:span></text:p>
      <text:p text:style-name="P11"><text:tab/><text:tab/>filename: <text:span text:style-name="T22">the filename to save the file as</text:span></text:p>
      <text:p text:style-name="P11"><text:tab/><text:tab/>override=False</text:p>
      <text:p text:style-name="P11"><text:span text:style-name="T16"><text:tab/><text:tab/>mode=public</text:span></text:p>
      <text:p text:style-name="P10"><text:tab/><text:span text:style-name="T17">Headers:</text:span></text:p>
      <text:p text:style-name="P10"><text:tab/><text:tab/><text:span text:style-name="T17">SHARD_KEY: Security key</text:span></text:p>
      <text:p text:style-name="P10"><text:tab/><text:span text:style-name="T16">Notes: </text:span></text:p>
      <text:p text:style-name="P12"><text:tab/><text:tab/><text:span text:style-name="T16">If mode is set to private the file can only be accessed if a signature is provided </text:span></text:p>
      <text:p text:style-name="P12"><text:span text:style-name="T16"><text:tab/><text:tab/>or an Ipv4 has access to a file.</text:span></text:p>
      <text:p text:style-name="P10"><text:tab/>Responses:</text:p>
      <text:p text:style-name="P10"><text:tab/><text:tab/>200 → The file was stored </text:p>
      <text:p text:style-name="P10"><text:tab/><text:tab/>* </text:p>
      <text:p text:style-name="P10"/>
      <text:p text:style-name="P20"><text:span text:style-name="T15">(</text:span><text:span text:style-name="T18">POST</text:span><text:span text:style-name="T19">)</text:span><text:span text:style-name="T15"> </text:span>/<text:span text:style-name="T10">api/version/</text:span><text:span text:style-name="T20">cache </text:span><text:span text:style-name="T10">→</text:span><text:span text:style-name="T5"> cache a file </text:span><text:span text:style-name="T8">from another </text:span><text:span text:style-name="T6"><text:s/>instance</text:span></text:p>
      <text:p text:style-name="P20"><text:tab/><text:span text:style-name="T7">headers(SHARD_KEY)</text:span></text:p>
      <text:p text:style-name="P21"><text:tab/><text:span text:style-name="T19">Parameters:</text:span></text:p>
      <text:p text:style-name="P21"><text:tab/><text:tab/><text:span text:style-name="T18">priority</text:span><text:span text:style-name="T19">: </text:span><text:span text:style-name="T18">real number 1 to 2^32-1</text:span></text:p>
      <text:p text:style-name="P21"><text:tab/><text:tab/><text:span text:style-name="T18">query_string: file cache query string</text:span></text:p>
      <text:p text:style-name="P21"><text:tab/>Responses:</text:p>
      <text:p text:style-name="P21"><text:tab/><text:tab/>200 → <text:span text:style-name="T21">Success</text:span></text:p>
      <text:p text:style-name="P19"><text:soft-page-break/><text:span text:style-name="T10"><text:tab/><text:tab/>* </text:span></text:p>
      <text:h text:style-name="P3" text:outline-level="1">Tests</text:h>
      <text:p text:style-name="P18"/>
      <text:p text:style-name="P8"><text:span text:style-name="T11">testAPIStore</text:span><text:span text:style-name="T12">WithoutOverride</text:span><text:span text:style-name="T11"> → </text:span><text:span text:style-name="T13">tests if the storage API is storing the file </text:span></text:p>
      <text:p text:style-name="P8"><text:span text:style-name="T11">testAPIStoreWithOverride</text:span><text:span text:style-name="T13"> → tests the behavior of the API if override is set to True</text:span></text:p>
      <text:p text:style-name="P8"><text:span text:style-name="T11">testAPIStore</text:span><text:span text:style-name="T12">WithMissingFields </text:span><text:span text:style-name="T14">→ test the behavior of the API given there was a missing <text:tab/>filename possibility domain is 6 Permutation 3</text:span></text:p>
      <text:p text:style-name="P9"><text:span text:style-name="T12">testAPIStoreWithoutOverrideWhereFileAlreadyExists</text:span><text:span text:style-name="T14"> → </text:span><text:span text:style-name="T13"><text:s/>tests the behavior of the API <text:tab/></text:span><text:span text:style-name="T14">given a filename exists and override is set to False</text:span></text:p>
      <text:p text:style-name="P9"><text:span text:style-name="T12">testAPIStoreWithOverrideWhereFileAlreadyExists → </text:span><text:span text:style-name="T14">test the behavior of the API given <text:tab/>the file exists but override is True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6-06T13:46:35.417000000</dc:date>
    <meta:editing-duration>PT5H6M37S</meta:editing-duration>
    <meta:editing-cycles>27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1" meta:word-count="184" meta:character-count="1207" meta:non-whitespace-character-count="1007"/>
  </office:meta>
</office:document-meta>
</file>